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C00000184876113DCF1792163.png" manifest:media-type="image/png"/>
  <manifest:file-entry manifest:full-path="Pictures/10000001000009FC00000184099337BF8A3BC674.png" manifest:media-type="image/png"/>
  <manifest:file-entry manifest:full-path="Pictures/10000001000009FC000002425C2F5C4F37AC60B9.png" manifest:media-type="image/png"/>
  <manifest:file-entry manifest:full-path="Pictures/10000001000009FC00000314E932143887ADDD5E.png" manifest:media-type="image/png"/>
  <manifest:file-entry manifest:full-path="Pictures/10000001000009FC000003223DC26F9F1F0C4435.png" manifest:media-type="image/png"/>
  <manifest:file-entry manifest:full-path="Pictures/10000001000009FC00000242465AF5F9BF4400B6.png" manifest:media-type="image/png"/>
  <manifest:file-entry manifest:full-path="Pictures/10000001000009FC00000322FDE5636AE8716500.png" manifest:media-type="image/png"/>
  <manifest:file-entry manifest:full-path="Pictures/10000001000009FC000001C6E98CBD3A424EAAD5.png" manifest:media-type="image/png"/>
  <manifest:file-entry manifest:full-path="Pictures/1000000100000A0000000640F690F23BB0BE7E2C.png" manifest:media-type="image/png"/>
  <manifest:file-entry manifest:full-path="Pictures/10000001000009FC0000010909087A5BC572AB67.png" manifest:media-type="image/png"/>
  <manifest:file-entry manifest:full-path="Pictures/10000001000009FC000003E2FB60D48EB8C0DC4B.png" manifest:media-type="image/png"/>
  <manifest:file-entry manifest:full-path="Pictures/10000001000009FC0000015DB513C50E4FF3FEDE.png" manifest:media-type="image/png"/>
  <manifest:file-entry manifest:full-path="Pictures/10000001000009FC0000015DAA9F35F5012019BA.png" manifest:media-type="image/png"/>
  <manifest:file-entry manifest:full-path="Pictures/10000001000009FC000003145A9BD98628261F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527cm" presentation:class="title" presentation:user-transformed="true">
          <draw:text-box>
            <text:p>DTL – Bash Scripting – Sample Scripts</text:p>
          </draw:text-box>
        </draw:frame>
        <draw:frame presentation:style-name="pr2" draw:text-style-name="P1" draw:layer="layout" svg:width="25.199cm" svg:height="9.134cm" svg:x="1.5cm" svg:y="4.5cm" presentation:class="subtitle" presentation:user-transformed="true">
          <draw:text-box>
            <text:p>112103047</text:p>
            <text:p/>
            <text:p>Soham M. Gupte</text:p>
            <text:p/>
            <text:p>Batch – S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4.249cm" svg:x="0cm" svg:y="3cm" presentation:class="graphic" presentation:user-transformed="true">
          <draw:image xlink:href="Pictures/10000001000009FC00000184876113DCF1792163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4.249cm" svg:x="0cm" svg:y="8.251cm">
          <draw:image xlink:href="Pictures/10000001000009FC00000184099337BF8A3BC6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8.785cm" svg:x="0cm" svg:y="3.715cm" presentation:class="graphic" presentation:user-transformed="true">
          <draw:image xlink:href="Pictures/10000001000009FC000003223DC26F9F1F0C4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8.785cm" svg:x="0cm" svg:y="3.6cm" presentation:class="graphic" presentation:user-transformed="true">
          <draw:image xlink:href="Pictures/10000001000009FC00000322FDE5636AE87165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4.971cm" svg:x="0cm" svg:y="7.5cm" presentation:class="graphic" presentation:user-transformed="true">
          <draw:image xlink:href="Pictures/10000001000009FC000001C6E98CBD3A424EAAD5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2.901cm" svg:x="0.001cm" svg:y="3cm">
          <draw:image xlink:href="Pictures/10000001000009FC0000010909087A5BC572A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3.821cm" svg:x="0cm" svg:y="8.061cm" presentation:class="graphic" presentation:user-transformed="true">
          <draw:image xlink:href="Pictures/10000001000009FC0000015DB513C50E4FF3FEDE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3.822cm" svg:x="0.002cm" svg:y="3.5cm">
          <draw:image xlink:href="Pictures/10000001000009FC0000015DAA9F35F501201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6.33cm" svg:x="0cm" svg:y="8.17cm" presentation:class="graphic" presentation:user-transformed="true">
          <draw:image xlink:href="Pictures/10000001000009FC000002425C2F5C4F37AC60B9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6.33cm" svg:x="0.001cm" svg:y="1.5cm">
          <draw:image xlink:href="Pictures/10000001000009FC00000242465AF5F9BF4400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8.631cm" svg:x="0cm" svg:y="3.369cm">
          <draw:image xlink:href="Pictures/10000001000009FC00000314E932143887ADDD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cm" svg:height="8.63cm" svg:x="0cm" svg:y="0cm" presentation:class="graphic" presentation:user-transformed="true">
          <draw:image xlink:href="Pictures/10000001000009FC000003145A9BD98628261F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5.199cm" svg:height="15.749cm" svg:x="1.4cm" svg:y="0.001cm">
          <draw:image xlink:href="Pictures/1000000100000A0000000640F690F23BB0BE7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7.999cm" svg:height="10.887cm" svg:x="0cm" svg:y="2.513cm">
          <draw:image xlink:href="Pictures/10000001000009FC000003E2FB60D48EB8C0DC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09:37:07.513700941</meta:creation-date>
    <dc:date>2023-02-06T09:56:28.241493583</dc:date>
    <meta:editing-duration>PT5M59S</meta:editing-duration>
    <meta:editing-cycles>1</meta:editing-cycles>
    <meta:document-statistic meta:object-count="71"/>
    <meta:generator>LibreOffice/7.3.7.2$Linux_X86_64 LibreOffice_project/30$Build-2</meta:generator>
  </office:meta>
</office:document-meta>
</file>